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6666" draw:fill-color="#99cccc" draw:textarea-horizontal-align="left" draw:textarea-vertical-align="top" draw:auto-grow-height="false" fo:min-height="11.35cm" fo:min-width="7.5cm"/>
    </style:style>
    <style:style style:name="gr2" style:family="graphic" style:parent-style-name="standard">
      <style:graphic-properties svg:stroke-color="#336666" draw:fill-color="#99cccc" draw:textarea-horizontal-align="left" draw:textarea-vertical-align="top" draw:auto-grow-height="false" fo:min-height="11.16cm" fo:min-width="7.5cm"/>
    </style:style>
    <style:style style:name="gr3" style:family="graphic" style:parent-style-name="standard">
      <style:graphic-properties draw:textarea-horizontal-align="left" draw:textarea-vertical-align="top" draw:auto-grow-height="false" fo:min-height="4.55cm" fo:min-width="4.9cm"/>
    </style:style>
    <style:style style:name="gr4" style:family="graphic" style:parent-style-name="standard">
      <style:graphic-properties svg:stroke-color="#661900" draw:fill-color="#ff950e" draw:textarea-horizontal-align="justify" draw:textarea-vertical-align="middle" draw:auto-grow-height="false" fo:min-height="0.632cm" fo:min-width="2.394cm"/>
    </style:style>
    <style:style style:name="gr5" style:family="graphic" style:parent-style-name="standard">
      <style:graphic-properties svg:stroke-color="#333333" draw:fill-color="#aea79f" draw:textarea-horizontal-align="left" draw:textarea-vertical-align="top" draw:auto-grow-height="false" fo:min-height="2.75cm" fo:min-width="6.5cm"/>
    </style:style>
    <style:style style:name="gr6" style:family="graphic" style:parent-style-name="standard">
      <style:graphic-properties draw:textarea-horizontal-align="left" draw:textarea-vertical-align="top" draw:auto-grow-height="false" fo:min-height="4.35cm" fo:min-width="4.9cm"/>
    </style:style>
    <style:style style:name="gr7" style:family="graphic" style:parent-style-name="standard">
      <style:graphic-properties svg:stroke-color="#661900" draw:fill-color="#ff950e" draw:textarea-horizontal-align="justify" draw:textarea-vertical-align="middle" draw:auto-grow-height="false" fo:min-height="0.768cm" fo:min-width="2.84cm"/>
    </style:style>
    <style:style style:name="gr8" style:family="graphic" style:parent-style-name="standard">
      <style:graphic-properties svg:stroke-color="#666666" draw:fill="none" draw:textarea-horizontal-align="justify" draw:textarea-vertical-align="middle" draw:auto-grow-height="false" fo:min-height="13.15cm" fo:min-width="21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b2b2b2" draw:fill-color="#eeeeee" draw:textarea-horizontal-align="right" draw:textarea-vertical-align="top" draw:auto-grow-height="false" fo:min-height="14.25cm" fo:min-width="9.7cm"/>
    </style:style>
    <style:style style:name="gr12" style:family="graphic" style:parent-style-name="standard">
      <style:graphic-properties svg:stroke-color="#b2b2b2" draw:fill-color="#eeeeee" draw:textarea-horizontal-align="left" draw:textarea-vertical-align="top" draw:auto-grow-height="false" fo:min-height="14.25cm" fo:min-width="9.7cm"/>
    </style:style>
    <style:style style:name="gr13" style:family="graphic" style:parent-style-name="standard">
      <style:graphic-properties svg:stroke-color="#336666" draw:fill-color="#99cccc" draw:textarea-horizontal-align="left" draw:textarea-vertical-align="top" draw:auto-grow-height="false" fo:min-height="3.55cm" fo:min-width="8.7cm"/>
    </style:style>
    <style:style style:name="gr14" style:family="graphic" style:parent-style-name="standard">
      <style:graphic-properties svg:stroke-color="#666666" draw:fill="none" draw:textarea-horizontal-align="justify" draw:textarea-vertical-align="middle" draw:auto-grow-height="false" fo:min-height="19.35cm" fo:min-width="21.5cm"/>
    </style:style>
    <style:style style:name="gr15" style:family="graphic" style:parent-style-name="standard">
      <style:graphic-properties svg:stroke-color="#336666" draw:fill-color="#99cccc" draw:textarea-horizontal-align="left" draw:textarea-vertical-align="top" draw:auto-grow-height="false" fo:min-height="3.557cm" fo:min-width="8.7cm"/>
    </style:style>
    <style:style style:name="gr16" style:family="graphic" style:parent-style-name="standard">
      <style:graphic-properties svg:stroke-color="#336666" draw:fill-color="#669999" draw:textarea-horizontal-align="left" draw:textarea-vertical-align="top" draw:auto-grow-height="false" fo:min-height="3.55cm" fo:min-width="8.7cm"/>
    </style:style>
    <style:style style:name="gr17" style:family="graphic" style:parent-style-name="standard">
      <style:graphic-properties draw:textarea-horizontal-align="left" draw:textarea-vertical-align="top" draw:auto-grow-height="false" fo:min-height="0.35cm" fo:min-width="3.8cm"/>
    </style:style>
    <style:style style:name="gr18" style:family="graphic" style:parent-style-name="standard">
      <style:graphic-properties svg:stroke-color="#333333" draw:fill-color="#aea79f" draw:textarea-horizontal-align="left" draw:textarea-vertical-align="top" draw:auto-grow-height="false" fo:min-height="2.35cm" fo:min-width="7.7cm"/>
    </style:style>
    <style:style style:name="gr19" style:family="graphic" style:parent-style-name="standard">
      <style:graphic-properties svg:stroke-color="#333333" draw:fill-color="#aea79f" draw:textarea-horizontal-align="left" draw:textarea-vertical-align="top" draw:auto-grow-height="false" fo:min-height="0.85cm" fo:min-width="7.7cm"/>
    </style:style>
    <style:style style:name="gr20" style:family="graphic" style:parent-style-name="standard">
      <style:graphic-properties draw:textarea-horizontal-align="left" draw:textarea-vertical-align="top" draw:auto-grow-height="false" fo:min-height="0.35cm" fo:min-width="3.9cm"/>
    </style:style>
    <style:style style:name="gr21" style:family="graphic" style:parent-style-name="standard">
      <style:graphic-properties svg:stroke-color="#336666" draw:fill-color="#333300" draw:textarea-horizontal-align="left" draw:textarea-vertical-align="top" draw:auto-grow-height="false" fo:min-height="3.15cm" fo:min-width="8.7cm"/>
    </style:style>
    <style:style style:name="gr22" style:family="graphic" style:parent-style-name="standard">
      <style:graphic-properties svg:stroke-color="#333333" draw:fill-color="#aea79f" draw:textarea-horizontal-align="left" draw:textarea-vertical-align="top" draw:auto-grow-height="false" fo:min-height="1.25cm" fo:min-width="7.1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333333" draw:fill-color="#aea79f" draw:textarea-horizontal-align="left" draw:textarea-vertical-align="top" draw:auto-grow-height="false" fo:min-height="1.35cm" fo:min-width="7.7cm"/>
    </style:style>
    <style:style style:name="gr25" style:family="graphic" style:parent-style-name="standard">
      <style:graphic-properties svg:stroke-color="#333333" draw:fill-color="#aea79f" draw:textarea-horizontal-align="left" draw:textarea-vertical-align="top" draw:auto-grow-height="false" fo:min-height="1.95cm" fo:min-width="7.7cm"/>
    </style:style>
    <style:style style:name="gr26" style:family="graphic" style:parent-style-name="standard">
      <style:graphic-properties svg:stroke-color="#808080" draw:fill-color="#ffffcc" draw:textarea-horizontal-align="justify" draw:textarea-vertical-align="middle" draw:auto-grow-height="false" fo:min-height="1.751cm" fo:min-width="4.501cm" fo:wrap-option="wrap"/>
    </style:style>
    <style:style style:name="gr27" style:family="graphic" style:parent-style-name="standard">
      <style:graphic-properties svg:stroke-color="#808080" draw:fill-color="#ffffcc" draw:textarea-horizontal-align="justify" draw:textarea-vertical-align="middle" draw:auto-grow-height="false" fo:min-height="2.251cm" fo:min-width="4.901cm" fo:wrap-option="wrap"/>
    </style:style>
    <style:style style:name="gr28" style:family="graphic" style:parent-style-name="standard">
      <style:graphic-properties svg:stroke-color="#808080" draw:fill-color="#ffffcc" draw:textarea-horizontal-align="justify" draw:textarea-vertical-align="middle" draw:auto-grow-height="false" fo:min-height="1.451cm" fo:min-width="4.801cm" fo:wrap-option="wrap"/>
    </style:style>
    <style:style style:name="gr29" style:family="graphic" style:parent-style-name="standard">
      <style:graphic-properties svg:stroke-color="#b2b2b2" draw:fill-color="#eeeeee" draw:textarea-horizontal-align="left" draw:textarea-vertical-align="top" draw:auto-grow-height="false" fo:min-height="4.55cm" fo:min-width="9.7cm"/>
    </style:style>
    <style:style style:name="gr30" style:family="graphic" style:parent-style-name="standard">
      <style:graphic-properties svg:stroke-color="#b2b2b2" draw:fill-color="#eeeeee" draw:textarea-horizontal-align="left" draw:textarea-vertical-align="top" draw:auto-grow-height="false" fo:min-height="4.75cm" fo:min-width="9.7cm"/>
    </style:style>
    <style:style style:name="gr31" style:family="graphic" style:parent-style-name="standard">
      <style:graphic-properties svg:stroke-color="#333333" draw:fill-color="#aea79f" draw:textarea-horizontal-align="left" draw:textarea-vertical-align="top" draw:auto-grow-height="false" fo:min-height="0.55cm" fo:min-width="7.7cm"/>
    </style:style>
    <style:style style:name="gr32" style:family="graphic" style:parent-style-name="standard">
      <style:graphic-properties svg:stroke-color="#808080" draw:fill-color="#ffffcc" draw:textarea-horizontal-align="justify" draw:textarea-vertical-align="middle" draw:auto-grow-height="false" fo:min-height="1.451cm" fo:min-width="3.901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950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loext:graphic-properties draw:fill-color="#aea79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-color="#ffffff"/>
    </style:style>
    <style:style style:name="P10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99cccc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-color="#669999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-color="#aea79f"/>
      <style:paragraph-properties fo:text-align="start"/>
      <style:text-properties fo:font-size="14pt" style:font-size-asian="14pt" style:font-size-complex="14pt"/>
    </style:style>
    <style:style style:name="P16" style:family="paragraph">
      <loext:graphic-properties draw:fill-color="#333300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Liberation Sans2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8cm" svg:height="11.6cm" svg:x="4cm" svg:y="4.4cm">
          <text:p text:style-name="P1">Host 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1.41cm" svg:x="15.8cm" svg:y="4.4cm">
          <text:p text:style-name="P1">Host 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4.8cm" svg:x="5.2cm" svg:y="6cm">
          <text:p text:style-name="P1"><text:span text:style-name="T1">block </text:span><text:span text:style-name="T2">10.1.9.16/2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1.4cm" svg:x="5.4cm" svg:y="7cm">
          <text:p text:style-name="P1"><text:span text:style-name="T1">endpoint</text:span><text:span text:style-name="T3"><text:line-break/></text:span><text:span text:style-name="T2">10.1.9.17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7cm" svg:height="3cm" svg:x="16.2cm" svg:y="12.4cm">
          <text:p text:style-name="P5"><text:span text:style-name="T1">Routes:</text:span></text:p>
          <text:p text:style-name="P5"><text:span text:style-name="T1"/></text:p>
          <text:p text:style-name="P1"><text:span text:style-name="T2">10.1.9.16/28 → Host 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3cm" svg:x="4.4cm" svg:y="12.4cm">
          <text:p text:style-name="P5"><text:span text:style-name="T1">Routes:</text:span></text:p>
          <text:p text:style-name="P1"><text:span text:style-name="T1"/></text:p>
          <text:p text:style-name="P5"><text:span text:style-name="T2">10.1.9.32/28 → Host 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4.6cm" svg:x="17cm" svg:y="6cm">
          <text:p text:style-name="P1"><text:span text:style-name="T1">block </text:span><text:span text:style-name="T2">10.1.9.32/2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6cm" svg:height="1.4cm" svg:x="17.2cm" svg:y="7cm">
          <text:p text:style-name="P1"><text:span text:style-name="T1">endpoint</text:span><text:span text:style-name="T3"><text:line-break/></text:span><text:span text:style-name="T2">10.1.9.33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4.6cm" svg:height="1.4cm" svg:x="5.401cm" svg:y="8.601cm">
          <text:p text:style-name="P1"><text:span text:style-name="T1">endpoint</text:span><text:span text:style-name="T3"><text:line-break/></text:span><text:span text:style-name="T2">10.1.9.18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7" draw:layer="layout" svg:width="22cm" svg:height="13.4cm" svg:x="2.8cm" svg:y="3.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2cm" svg:height="0.886cm" svg:x="2.8cm" svg:y="17cm">
          <draw:text-box>
            <text:p text:style-name="P1"><text:span text:style-name="T4">Figure 1: Blocks, endpoints and routes in the cluster after creation of the third endpoi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1" draw:text-style-name="P10" draw:layer="layout" svg:width="10.2cm" svg:height="14.5cm" svg:x="14.1cm" svg:y="4.7cm">
          <text:p text:style-name="P1"><text:span text:style-name="T5">Rack 2: L2 do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0.2cm" svg:height="14.5cm" svg:x="3.2cm" svg:y="4.7cm">
          <text:p text:style-name="P1"><text:span text:style-name="T5">Rack 1: L2 doma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9.2cm" svg:height="3.8cm" svg:x="3.7cm" svg:y="10.5cm">
          <text:p text:style-name="P1"><text:span text:style-name="T1">Hos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2cm" svg:height="19.6cm" svg:x="2.8cm" svg:y="0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2cm" svg:height="0.886cm" svg:x="2.8cm" svg:y="20cm">
          <draw:text-box>
            <text:p text:style-name="P1"><text:span text:style-name="T4">Figure 2: Romana blocks and routes in an 'L2-to-the-host' data center</text:span></text:p>
          </draw:text-box>
        </draw:frame>
        <draw:custom-shape draw:style-name="gr15" draw:text-style-name="P11" draw:layer="layout" svg:width="9.2cm" svg:height="3.807cm" svg:x="3.7cm" svg:y="15cm">
          <text:p text:style-name="P1"><text:span text:style-name="T1">Hos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9.2cm" svg:height="3.8cm" svg:x="3.7cm" svg:y="6cm">
          <text:p text:style-name="P1"><text:span text:style-name="T1">ToR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3cm" svg:height="0.6cm" svg:x="3.9cm" svg:y="11.4cm">
          <text:p text:style-name="P1"><text:span text:style-name="T6">block </text:span><text:span text:style-name="T7">10.1.1.16/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3cm" svg:height="0.6cm" svg:x="3.9cm" svg:y="15.9cm">
          <text:p text:style-name="P1"><text:span text:style-name="T6">block </text:span><text:span text:style-name="T7">10.1.0.16/28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3cm" svg:height="0.6cm" svg:x="3.9cm" svg:y="12.1cm">
          <text:p text:style-name="P1"><text:span text:style-name="T6">block </text:span><text:span text:style-name="T7">10.1.4.64/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8.2cm" svg:height="2.6cm" svg:x="4.4cm" svg:y="6.9cm">
          <text:p text:style-name="P5"><text:span text:style-name="T8">routes</text:span><text:span text:style-name="T8"><text:tab/></text:span><text:span text:style-name="T8"><text:tab/></text:span><text:span text:style-name="T7">10.1.1.16/28 → Host A</text:span></text:p>
          <text:p text:style-name="P5"><text:span text:style-name="T7"><text:tab/></text:span><text:span text:style-name="T7"><text:tab/></text:span><text:span text:style-name="T7">10.1.4.64/28 → Host A</text:span></text:p>
          <text:p text:style-name="P5"><text:span text:style-name="T7"><text:tab/></text:span><text:span text:style-name="T7"><text:tab/></text:span><text:span text:style-name="T7">10.1.0.16/28 → Host B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default <text:s text:c="5"/>→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8.2cm" svg:height="1.1cm" svg:x="4.4cm" svg:y="13cm">
          <text:p text:style-name="P5"><text:span text:style-name="T8">routes</text:span><text:span text:style-name="T7"><text:tab/></text:span><text:span text:style-name="T7"><text:tab/></text:span><text:span text:style-name="T7">10.1.0.16/28 → Host B</text:span></text:p>
          <text:p text:style-name="P5"><text:span text:style-name="T7"><text:tab/></text:span><text:span text:style-name="T7"><text:tab/></text:span><text:span text:style-name="T7">default <text:s text:c="5"/>→ ToR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9.2cm" svg:height="3.8cm" svg:x="14.6cm" svg:y="10.5cm">
          <text:p text:style-name="P1"><text:span text:style-name="T1">Host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9.2cm" svg:height="3.807cm" svg:x="14.6cm" svg:y="15cm">
          <text:p text:style-name="P1"><text:span text:style-name="T1">Host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9.2cm" svg:height="3.8cm" svg:x="14.6cm" svg:y="6cm">
          <text:p text:style-name="P1"><text:span text:style-name="T1">ToR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4.4cm" svg:height="0.6cm" svg:x="14.8cm" svg:y="11.4cm">
          <text:p text:style-name="P1"><text:span text:style-name="T6">block </text:span><text:span text:style-name="T7">10.1.64.32/28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4cm" svg:height="0.6cm" svg:x="14.8cm" svg:y="15.9cm">
          <text:p text:style-name="P1"><text:span text:style-name="T6">block </text:span><text:span text:style-name="T7">10.1.64.16/28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9.2cm" svg:height="3.4cm" svg:x="9.2cm" svg:y="0.7cm">
          <text:p text:style-name="P1"><text:span text:style-name="T5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7.6cm" svg:height="1.5cm" svg:x="10.4cm" svg:y="2.3cm">
          <text:p text:style-name="P5"><text:span text:style-name="T8">routes:</text:span><text:span text:style-name="T8"><text:tab/></text:span><text:span text:style-name="T8"><text:tab/></text:span><text:span text:style-name="T7">10.1.0.0/10 <text:s/>→ ToR-1</text:span></text:p>
          <text:p text:style-name="P5"><text:span text:style-name="T7"><text:tab/></text:span><text:span text:style-name="T7"><text:tab/></text:span><text:span text:style-name="T7">10.1.64.0/10 → ToR-2</text:span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8.4cm" svg:y1="6cm" svg:x2="11.2cm" svg:y2="4.1cm">
          <text:p/>
        </draw:line>
        <draw:line draw:style-name="gr23" draw:text-style-name="P7" draw:layer="layout" svg:x1="18.9cm" svg:y1="6cm" svg:x2="16.1cm" svg:y2="4.1cm">
          <text:p/>
        </draw:line>
        <draw:custom-shape draw:style-name="gr24" draw:text-style-name="P15" draw:layer="layout" svg:width="8.2cm" svg:height="1.6cm" svg:x="4.4cm" svg:y="17cm">
          <text:p text:style-name="P5"><text:span text:style-name="T8">routes</text:span><text:span text:style-name="T7"><text:tab/></text:span><text:span text:style-name="T7"><text:tab/></text:span><text:span text:style-name="T7">10.1.1.16/28 → Host A</text:span></text:p>
          <text:p text:style-name="P5"><text:span text:style-name="T7"><text:tab/></text:span><text:span text:style-name="T7"><text:tab/></text:span><text:span text:style-name="T7">10.1.4.64/28 → Host A</text:span></text:p>
          <text:p text:style-name="P5"><text:span text:style-name="T7"><text:tab/></text:span><text:span text:style-name="T7"><text:tab/></text:span><text:span text:style-name="T7">default <text:s text:c="5"/>→ ToR-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8.2cm" svg:height="1.1cm" svg:x="15.3cm" svg:y="13cm">
          <text:p text:style-name="P5"><text:span text:style-name="T8">routes</text:span><text:span text:style-name="T7"><text:tab/></text:span><text:span text:style-name="T7"><text:tab/></text:span><text:span text:style-name="T7">10.1.64.16/28 → Host D</text:span></text:p>
          <text:p text:style-name="P5"><text:span text:style-name="T7"><text:tab/></text:span><text:span text:style-name="T7"><text:tab/></text:span><text:span text:style-name="T7">default <text:s text:c="6"/>→ ToR-2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8.2cm" svg:height="1.1cm" svg:x="15.3cm" svg:y="17cm">
          <text:p text:style-name="P5"><text:span text:style-name="T8">routes</text:span><text:span text:style-name="T7"><text:tab/></text:span><text:span text:style-name="T7"><text:tab/></text:span><text:span text:style-name="T7">10.1.64.32/28 → Host C</text:span></text:p>
          <text:p text:style-name="P5"><text:span text:style-name="T7"><text:tab/></text:span><text:span text:style-name="T7"><text:tab/></text:span><text:span text:style-name="T7">default <text:s text:c="6"/>→ ToR-2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.2cm" svg:height="2.2cm" svg:x="15.3cm" svg:y="6.9cm">
          <text:p text:style-name="P5"><text:span text:style-name="T8">routes</text:span><text:span text:style-name="T8"><text:tab/></text:span><text:span text:style-name="T8"><text:tab/></text:span><text:span text:style-name="T7">10.1.64.32/28 → Host C</text:span></text:p>
          <text:p text:style-name="P5"><text:span text:style-name="T7"><text:tab/></text:span><text:span text:style-name="T7"><text:tab/></text:span><text:span text:style-name="T7">10.1.64.16/28 → Host D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default <text:s text:c="6"/>→ core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5cm" svg:height="2cm" svg:x="19.6cm" svg:y="9.5cm">
          <text:p text:style-name="P1"><text:span text:style-name="T9">ToRs have routes to all address blocks within the L2 domain</text:span></text:p>
          <draw:enhanced-geometry svg:viewBox="0 0 21600 21600" draw:glue-points="10800 0 0 10800 10800 21600 21600 10800 ?f40 ?f41" draw:text-areas="0 0 21600 21600" draw:type="rectangular-callout" draw:modifiers="7593.04139172166 -6779.01049475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7" draw:layer="layout" svg:width="5.4cm" svg:height="2.5cm" svg:x="19.1cm" svg:y="0.8cm">
          <text:p text:style-name="P1"><text:span text:style-name="T9">Only routes for prefix groups need to be announced to core routers</text:span></text:p>
          <draw:enhanced-geometry svg:viewBox="0 0 21600 21600" draw:glue-points="10800 0 0 10800 10800 21600 21600 10800 ?f40 ?f41" draw:text-areas="0 0 21600 21600" draw:type="rectangular-callout" draw:modifiers="-4975.07868913164 18508.1167532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7" draw:layer="layout" svg:width="5.3cm" svg:height="1.7cm" svg:x="8.5cm" svg:y="14.8cm">
          <text:p text:style-name="P1"><text:span text:style-name="T9">Hosts have routes to all blocks in L2 domain, plus default route to ToR</text:span></text:p>
          <draw:enhanced-geometry svg:viewBox="0 0 21600 21600" draw:glue-points="10800 0 0 10800 10800 21600 21600 10800 ?f40 ?f41" draw:text-areas="0 0 21600 21600" draw:type="rectangular-callout" draw:modifiers="6837.35144312394 31390.47619047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9" draw:text-style-name="P10" draw:layer="layout" svg:width="10.2cm" svg:height="4.8cm" svg:x="14.1cm" svg:y="14.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0.2cm" svg:height="4.8cm" svg:x="14.1cm" svg:y="9.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0.2cm" svg:height="5cm" svg:x="14.1cm" svg:y="4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0.2cm" svg:height="4.8cm" svg:x="3.2cm" svg:y="14.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0.2cm" svg:height="4.8cm" svg:x="3.2cm" svg:y="9.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0.2cm" svg:height="5cm" svg:x="3.2cm" svg:y="4.4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9.2cm" svg:height="3.8cm" svg:x="3.7cm" svg:y="10.2cm">
          <text:p text:style-name="P1"><text:span text:style-name="T1">Hos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2cm" svg:height="19.6cm" svg:x="2.8cm" svg:y="0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2cm" svg:height="0.886cm" svg:x="2.8cm" svg:y="20cm">
          <draw:text-box>
            <text:p text:style-name="P1"><text:span text:style-name="T4">Figure 3: Romana blocks and routes in an 'L3-to-the-host' data center</text:span></text:p>
          </draw:text-box>
        </draw:frame>
        <draw:custom-shape draw:style-name="gr15" draw:text-style-name="P11" draw:layer="layout" svg:width="9.2cm" svg:height="3.807cm" svg:x="3.7cm" svg:y="15.4cm">
          <text:p text:style-name="P1"><text:span text:style-name="T1">Hos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9.2cm" svg:height="3.8cm" svg:x="3.7cm" svg:y="5cm">
          <text:p text:style-name="P1"><text:span text:style-name="T1">ToR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3cm" svg:height="0.6cm" svg:x="3.9cm" svg:y="11.1cm">
          <text:p text:style-name="P1"><text:span text:style-name="T6">block </text:span><text:span text:style-name="T7">10.1.1.16/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3cm" svg:height="0.6cm" svg:x="3.9cm" svg:y="16.3cm">
          <text:p text:style-name="P1"><text:span text:style-name="T6">block </text:span><text:span text:style-name="T7">10.1.0.16/28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3cm" svg:height="0.6cm" svg:x="3.9cm" svg:y="11.8cm">
          <text:p text:style-name="P1"><text:span text:style-name="T6">block </text:span><text:span text:style-name="T7">10.1.4.64/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8.2cm" svg:height="2.6cm" svg:x="4.4cm" svg:y="5.9cm">
          <text:p text:style-name="P5"><text:span text:style-name="T8">routes</text:span><text:span text:style-name="T8"><text:tab/></text:span><text:span text:style-name="T8"><text:tab/></text:span><text:span text:style-name="T7">10.1.1.16/28 → Host A</text:span></text:p>
          <text:p text:style-name="P5"><text:span text:style-name="T7"><text:tab/></text:span><text:span text:style-name="T7"><text:tab/></text:span><text:span text:style-name="T7">10.1.4.64/28 → Host A</text:span></text:p>
          <text:p text:style-name="P5"><text:span text:style-name="T7"><text:tab/></text:span><text:span text:style-name="T7"><text:tab/></text:span><text:span text:style-name="T7">10.1.0.16/28 → Host B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default <text:s text:c="5"/>→ co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9.2cm" svg:height="3.8cm" svg:x="14.6cm" svg:y="10.2cm">
          <text:p text:style-name="P1"><text:span text:style-name="T1">Host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9.2cm" svg:height="3.807cm" svg:x="14.6cm" svg:y="15.4cm">
          <text:p text:style-name="P1"><text:span text:style-name="T1">Host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9.2cm" svg:height="3.8cm" svg:x="14.6cm" svg:y="5cm">
          <text:p text:style-name="P1"><text:span text:style-name="T1">ToR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4.4cm" svg:height="0.6cm" svg:x="14.8cm" svg:y="11.1cm">
          <text:p text:style-name="P1"><text:span text:style-name="T6">block </text:span><text:span text:style-name="T7">10.1.64.32/28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4cm" svg:height="0.6cm" svg:x="14.8cm" svg:y="16.3cm">
          <text:p text:style-name="P1"><text:span text:style-name="T6">block </text:span><text:span text:style-name="T7">10.1.64.16/28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9.2cm" svg:height="3.4cm" svg:x="9.2cm" svg:y="0.7cm">
          <text:p text:style-name="P1"><text:span text:style-name="T5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7.6cm" svg:height="1.5cm" svg:x="10.4cm" svg:y="2.3cm">
          <text:p text:style-name="P5"><text:span text:style-name="T8">routes:</text:span><text:span text:style-name="T8"><text:tab/></text:span><text:span text:style-name="T8"><text:tab/></text:span><text:span text:style-name="T7">10.1.0.0/10 <text:s/>→ ToR-1</text:span></text:p>
          <text:p text:style-name="P5"><text:span text:style-name="T7"><text:tab/></text:span><text:span text:style-name="T7"><text:tab/></text:span><text:span text:style-name="T7">10.1.64.0/10 → ToR-2</text:span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8.4cm" svg:y1="5cm" svg:x2="11.2cm" svg:y2="4.1cm">
          <text:p/>
        </draw:line>
        <draw:line draw:style-name="gr23" draw:text-style-name="P7" draw:layer="layout" svg:x1="18.9cm" svg:y1="5cm" svg:x2="16.1cm" svg:y2="4.1cm">
          <text:p/>
        </draw:line>
        <draw:custom-shape draw:style-name="gr31" draw:text-style-name="P15" draw:layer="layout" svg:width="8.2cm" svg:height="0.8cm" svg:x="4.4cm" svg:y="18.1cm">
          <text:p text:style-name="P5"><text:span text:style-name="T8">routes</text:span><text:span text:style-name="T7"><text:tab/></text:span><text:span text:style-name="T7"><text:tab/></text:span><text:span text:style-name="T7">default <text:s text:c="5"/>→ ToR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8.2cm" svg:height="0.8cm" svg:x="15.3cm" svg:y="18.09cm">
          <text:p text:style-name="P5"><text:span text:style-name="T8">routes</text:span><text:span text:style-name="T7"><text:tab/></text:span><text:span text:style-name="T7"><text:tab/></text:span><text:span text:style-name="T7">default <text:s text:c="6"/>→ ToR-2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.2cm" svg:height="2.2cm" svg:x="15.3cm" svg:y="5.9cm">
          <text:p text:style-name="P5"><text:span text:style-name="T8">routes</text:span><text:span text:style-name="T8"><text:tab/></text:span><text:span text:style-name="T8"><text:tab/></text:span><text:span text:style-name="T7">10.1.64.32/28 → Host C</text:span></text:p>
          <text:p text:style-name="P5"><text:span text:style-name="T7"><text:tab/></text:span><text:span text:style-name="T7"><text:tab/></text:span><text:span text:style-name="T7">10.1.64.16/28 → Host D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default <text:s text:c="6"/>→ cor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7cm" svg:x="9.3cm" svg:y="15.7cm">
          <text:p text:style-name="P1"><text:span text:style-name="T9">Hosts only need default route to ToR</text:span></text:p>
          <draw:enhanced-geometry svg:viewBox="0 0 21600 21600" draw:glue-points="10800 0 0 10800 10800 21600 21600 10800 ?f40 ?f41" draw:text-areas="0 0 21600 21600" draw:type="rectangular-callout" draw:modifiers="3087.11656441718 32584.126984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5" draw:layer="layout" svg:width="8.2cm" svg:height="0.8cm" svg:x="4.4cm" svg:y="13cm">
          <text:p text:style-name="P5"><text:span text:style-name="T8">routes</text:span><text:span text:style-name="T7"><text:tab/></text:span><text:span text:style-name="T7"><text:tab/></text:span><text:span text:style-name="T7">default <text:s text:c="5"/>→ ToR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8.2cm" svg:height="0.8cm" svg:x="15.3cm" svg:y="12.99cm">
          <text:p text:style-name="P5"><text:span text:style-name="T8">routes</text:span><text:span text:style-name="T7"><text:tab/></text:span><text:span text:style-name="T7"><text:tab/></text:span><text:span text:style-name="T7">default <text:s text:c="6"/>→ ToR-2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7cm" svg:x="20.2cm" svg:y="10.5cm">
          <text:p text:style-name="P1"><text:span text:style-name="T9">Every host is in its own network segment</text:span></text:p>
          <draw:enhanced-geometry svg:viewBox="0 0 21600 21600" draw:glue-points="10800 0 0 10800 10800 21600 21600 10800 ?f40 ?f41" draw:text-areas="0 0 21600 21600" draw:type="rectangular-callout" draw:modifiers="6493.25153374233 -7250.7936507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rendel </meta:initial-creator>
    <meta:creation-date>2017-09-07T12:07:45.018112501</meta:creation-date>
    <dc:date>2017-09-08T13:16:11.101524397</dc:date>
    <dc:creator>jbrendel </dc:creator>
    <meta:editing-duration>PT1H1M56S</meta:editing-duration>
    <meta:editing-cycles>6</meta:editing-cycles>
    <meta:generator>LibreOffice/4.4.3.2$Linux_X86_64 LibreOffice_project/40m0$Build-2</meta:generator>
    <meta:document-statistic meta:object-count="97"/>
  </office:meta>
</office:document-meta>
</file>